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>
      <style:paragraph-properties loext:contextual-spacing="false"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20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2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2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 :<text:span text:style-name="T7"> DPAS/SIS/BADA/SUSPENSION/</text:span><text:span text:style-name="T7"><text:date style:data-style-name="N106" text:date-value="2015-04-23T11:18:22.94">2015</text:date></text:span></text:p>
              <text:p text:style-name="P6"><text:span text:style-name="T6"><text:s text:c="10"/>Matricule CAF : </text:span><text:span text:style-name="T6"><text:user-field-get text:name="dossier_matricule"/></text:span></text:p>
              <text:p text:style-name="P6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23T11:18:22.94">23/04/2015</text:date></text:p>
            </table:table-cell>
            <table:table-cell table:style-name="Tableau1.B3" office:value-type="string">
              <text:p text:style-name="P8"><text:user-field-get text:name="adresse_numvoie"/> <text:span text:style-name="T9"><text:user-field-get text:name="adresse_libtypevoie"/></text:span><text:span text:style-name="T9"> </text:span><text:span text:style-name="T9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réorientation</text:p>
        <text:p text:style-name="P4"/>
        <text:p text:style-name="P19">Elle se tiendra le <text:user-field-get style:data-style-name="N79" text:name="commissionep_dateseance">samedi 30 décembre 1899</text:user-field-get>, à <text:user-field-get text:name="commissionep_dateseance_time"/> à :</text:p>
        <text:p text:style-name="P14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3"/>
        <text:p text:style-name="P16">Vous pourrez, si vous le souhaitez, être <text:span text:style-name="T10"><text:conditional-text text:condition="ooow:personne_qual ==&quot;Monsieur&quot;" text:string-value-if-true="entendu" text:string-value-if-false="entendue" text:current-value="true">entendue</text:conditional-text></text:span><text:span text:style-name="T10"> par cette </text:span>commission et vous faire accompagner par la personne de votre choix.</text:p>
        <text:p text:style-name="P13"/>
        <text:p text:style-name="P15">Je vous prie de croire, <text:user-field-get text:name="personne_qual"/>, à l'assurance de mes salutations distinguées.</text:p>
        <text:p text:style-name="P12"/>
        <text:p text:style-name="P17">Pour le Président du Conseil départemental</text:p>
        <text:p text:style-name="P17">et par délégation</text:p>
        <text:p text:style-name="P17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8:22.89</dc:date>
    <dc:creator>linda baitech</dc:creator>
    <meta:editing-duration>PT05H43M16S</meta:editing-duration>
    <meta:editing-cycles>9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05" meta:character-count="688"/>
  </office:meta>
</office:document-meta>
</file>